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10.09mm"/>
    </style:style>
    <style:style style:name="co3" style:family="table-column">
      <style:table-column-properties fo:break-before="auto" style:column-width="8.04mm"/>
    </style:style>
    <style:style style:name="co4" style:family="table-column">
      <style:table-column-properties fo:break-before="auto" style:column-width="11.62mm"/>
    </style:style>
    <style:style style:name="co5" style:family="table-column">
      <style:table-column-properties fo:break-before="auto" style:column-width="81.3mm"/>
    </style:style>
    <style:style style:name="co6" style:family="table-column">
      <style:table-column-properties fo:break-before="auto" style:column-width="45.35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41.08mm"/>
    </style:style>
    <style:style style:name="co9" style:family="table-column">
      <style:table-column-properties fo:break-before="auto" style:column-width="16.77mm"/>
    </style:style>
    <style:style style:name="co10" style:family="table-column">
      <style:table-column-properties fo:break-before="auto" style:column-width="20.3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38.51mm"/>
    </style:style>
    <style:style style:name="co14" style:family="table-column">
      <style:table-column-properties fo:break-before="auto" style:column-width="16.09mm"/>
    </style:style>
    <style:style style:name="co15" style:family="table-column">
      <style:table-column-properties fo:break-before="auto" style:column-width="13mm"/>
    </style:style>
    <style:style style:name="co16" style:family="table-column">
      <style:table-column-properties fo:break-before="auto" style:column-width="58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true"/>
    </style:style>
    <style:style style:name="ro3" style:family="table-row">
      <style:table-row-properties style:row-height="12.84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ffcc"/>
    </style:style>
    <style:style style:name="ce45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Parts List for A single TWIPi Robot, version 2 hardware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23" office:value-type="string" calcext:value-type="string">
            <text:p>MB2 Qty</text:p>
          </table:table-cell>
          <table:table-cell table:style-name="ce23" office:value-type="string" calcext:value-type="string">
            <text:p>PB2 Qty</text:p>
          </table:table-cell>
          <table:table-cell table:style-name="ce23" office:value-type="string" calcext:value-type="string">
            <text:p>On hand</text:p>
          </table:table-cell>
          <table:table-cell table:style-name="ce23" office:value-type="string" calcext:value-type="string">
            <text:p>Qty to buy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igiKey Part</text:p>
          </table:table-cell>
          <table:table-cell table:style-name="ce23" office:value-type="string" calcext:value-type="string">
            <text:p>DigiKey Unit Cost</text:p>
          </table:table-cell>
          <table:table-cell table:style-name="ce34" office:value-type="string" calcext:value-type="string">
            <text:p>Mouser Part</text:p>
          </table:table-cell>
          <table:table-cell table:style-name="ce23" office:value-type="string" calcext:value-type="string">
            <text:p>Mouser Unit Cost</text:p>
          </table:table-cell>
          <table:table-cell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24" table:number-columns-repeated="3"/>
          <table:table-cell table:style-name="ce33" office:value-type="string" calcext:value-type="string">
            <text:p>Main Board Printed Circuit Board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/>
          <table:table-cell table:style-name="ce20" table:number-columns-repeated="2"/>
          <table:table-cell table:style-name="ce25" office:value-type="string" calcext:value-type="string">
            <text:p>Adafruit Huzzah ESP-32 Feather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12 pin female header to mount ESP-32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16 pin female header to mount ESP-32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ESP-32 console cable: Micro USB - female pin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IMU with mounting bolts and standoff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5" office:value-type="string" calcext:value-type="string">
            <text:p>IMU set of 4 mounting bolts and 2 standoffs each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8 pin female headers to mount IMU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25 pin sub-D connector, femal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25 male/male gender mender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5" office:value-type="string" calcext:value-type="string">
            <text:p>DRV8825 Bipolar Stepper Motor controller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table:number-columns-repeated="3"/>
          <table:table-cell table:style-name="ce25" office:value-type="string" calcext:value-type="string">
            <text:p>8 pin female headers to mount DRV8825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5" office:value-type="string" calcext:value-type="string">
            <text:p>4 pin male header (LCD and CPU USB)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5" office:value-type="string" calcext:value-type="string">
            <text:p>4 conductor female/female LCD cabl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5" office:value-type="string" calcext:value-type="string">
            <text:p>2.2K pullup resistor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5" office:value-type="string" calcext:value-type="string">
            <text:p>4.7K pullup resistor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5" office:value-type="string" calcext:value-type="string">
            <text:p>.1 uF decoupling capacitor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5" office:value-type="string" calcext:value-type="string">
            <text:p>jumper wires JP1-3, JP2-4</text:p>
          </table:table-cell>
          <table:table-cell table:style-name="Default" table:number-columns-repeated="4"/>
          <table:table-cell/>
        </table:table-row>
        <table:table-row table:style-name="ro3">
          <table:table-cell/>
          <table:table-cell table:style-name="ce23" office:value-type="string" calcext:value-type="string">
            <text:p>MB2 Qty</text:p>
          </table:table-cell>
          <table:table-cell table:style-name="ce23" office:value-type="string" calcext:value-type="string">
            <text:p>PB2 Qty</text:p>
          </table:table-cell>
          <table:table-cell table:style-name="ce23" office:value-type="string" calcext:value-type="string">
            <text:p>Qty on hand</text:p>
          </table:table-cell>
          <table:table-cell table:style-name="ce23"/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igiKey Part</text:p>
          </table:table-cell>
          <table:table-cell table:style-name="ce23" office:value-type="string" calcext:value-type="string">
            <text:p>DigiKey Unit Cost</text:p>
          </table:table-cell>
          <table:table-cell table:style-name="ce34" office:value-type="string" calcext:value-type="string">
            <text:p>Mouser Part</text:p>
          </table:table-cell>
          <table:table-cell table:style-name="ce23" office:value-type="string" calcext:value-type="string">
            <text:p>Mouser Unit Cost</text:p>
          </table:table-cell>
          <table:table-cell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3" office:value-type="string" calcext:value-type="string">
            <text:p>Peripheral Board Printed Circuit Board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5" office:value-type="string" calcext:value-type="string">
            <text:p><text:span text:style-name="T1">SPDT</text:span> edge mount switch (power, 5V, reset))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resistors for PB LEDs - 12V =580+ Ohm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5" office:value-type="string" calcext:value-type="string">
            <text:p>resistors for PB LEDs - 5V <text:s/>=213,213,113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resistors for PB LEDs - 3.3V =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5" calcext:value-type="float">
            <text:p>5</text:p>
          </table:table-cell>
          <table:table-cell table:style-name="ce20"/>
          <table:table-cell table:style-name="ce25" office:value-type="string" calcext:value-type="string">
            <text:p>edge mount LEDs, various colour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USB type B edge mount jack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3 pin male header (PB power) right angle?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5" office:value-type="string" calcext:value-type="string">
            <text:p>step down power regulator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5" office:value-type="string" calcext:value-type="string">
            <text:p>4 pin male header (stepper coil wires) (rt angle?)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office:value-type="string" calcext:value-type="string">
            <text:p>MOSFET battery monitoring enable</text:p>
          </table:table-cell>
          <table:table-cell table:style-name="ce37" office:value-type="string" calcext:value-type="string">
            <text:p>IRFD9120PBF-ND </text:p>
          </table:table-cell>
          <table:table-cell table:style-name="Default" office:value-type="float" office:value="1.61" calcext:value-type="float">
            <text:p>1.6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table:number-columns-repeated="4"/>
          <table:table-cell office:value-type="string" calcext:value-type="string">
            <text:p>voltage divider high resistor</text:p>
          </table:table-cell>
          <table:table-cell table:style-name="ce37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0" table:number-columns-repeated="4"/>
          <table:table-cell office:value-type="string" calcext:value-type="string">
            <text:p>voltage divider low resistor</text:p>
          </table:table-cell>
          <table:table-cell table:style-name="ce37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0" table:number-columns-repeated="4"/>
          <table:table-cell office:value-type="string" calcext:value-type="string">
            <text:p>voltage divider capacitor</text:p>
          </table:table-cell>
          <table:table-cell table:style-name="ce37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0" table:number-columns-repeated="4"/>
          <table:table-cell office:value-type="string" calcext:value-type="string">
            <text:p>MOSFET pullup resistor</text:p>
          </table:table-cell>
          <table:table-cell table:style-name="ce37"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ce20" table:number-columns-repeated="4"/>
          <table:table-cell/>
          <table:table-cell table:style-name="ce37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" office:value-type="string" calcext:value-type="string">
            <text:p>MB2 Qty</text:p>
          </table:table-cell>
          <table:table-cell table:style-name="ce23" office:value-type="string" calcext:value-type="string">
            <text:p>PB2 Qty</text:p>
          </table:table-cell>
          <table:table-cell table:style-name="ce23" office:value-type="string" calcext:value-type="string">
            <text:p>Qty on hand</text:p>
          </table:table-cell>
          <table:table-cell table:style-name="ce23"/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igiKey Part</text:p>
          </table:table-cell>
          <table:table-cell table:style-name="ce23" office:value-type="string" calcext:value-type="string">
            <text:p>DigiKey Unit Cost</text:p>
          </table:table-cell>
          <table:table-cell table:style-name="ce34" office:value-type="string" calcext:value-type="string">
            <text:p>Mouser Part</text:p>
          </table:table-cell>
          <table:table-cell table:style-name="ce23" office:value-type="string" calcext:value-type="string">
            <text:p>Mouser Unit Cost</text:p>
          </table:table-cell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5" office:value-type="string" calcext:value-type="string">
            <text:p>wheel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5" office:value-type="string" calcext:value-type="string">
            <text:p>rubber band wheel tire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5" office:value-type="string" calcext:value-type="string">
            <text:p>stepper motors with mounting bolts and washer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parts for battery power harnes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5" office:value-type="string" calcext:value-type="string">
            <text:p>parts to put connectors on stepper coil wire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screws for chassi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wood for chassi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battery subassembly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5" office:value-type="string" calcext:value-type="string">
            <text:p>2 x 16 LCD display with I2C controller</text:p>
          </table:table-cell>
          <table:table-cell table:style-name="Default" table:number-columns-repeated="4"/>
          <table:table-cell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tes" table:style-name="ta1"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ce17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wipi Par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5 pin connec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only has right angle: Amphenol 6E17C-02S-AJ-120-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not sure if footprint is 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user canada</text:p>
          </table:table-cell>
          <table:table-cell office:value-type="string" calcext:value-type="string">
            <text:p>seems to have lots</text:p>
          </table:table-cell>
          <table:table-cell office:value-type="string" calcext:value-type="string">
            <text:p>differences may be level of gold plating on contacts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36" office:value-type="string" calcext:value-type="string">
            <text:p>D25S24A4GV00LF</text:p>
          </table:table-cell>
          <table:table-cell table:style-name="ce37" office:value-type="string" calcext:value-type="string">
            <text:p>649-D25S24A4GV00LF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" office:value-type="string" calcext:value-type="string">
            <text:p>KF85X-BD-25S-BR</text:p>
          </table:table-cell>
          <table:table-cell table:style-name="ce37" office:value-type="string" calcext:value-type="string">
            <text:p>806-KF85X-BD-25S-BR </text:p>
          </table:table-cell>
          <table:table-cell office:value-type="float" office:value="14.74" calcext:value-type="float">
            <text:p>14.7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" office:value-type="string" calcext:value-type="string">
            <text:p>5745922-2</text:p>
          </table:table-cell>
          <table:table-cell table:style-name="ce37" office:value-type="string" calcext:value-type="string">
            <text:p>571-5745922-2 </text:p>
          </table:table-cell>
          <table:table-cell office:value-type="float" office:value="23.24" calcext:value-type="float">
            <text:p>23.2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25S24B6GV00LF</text:p>
          </table:table-cell>
          <table:table-cell table:style-name="ce45" office:value-type="string" calcext:value-type="string">
            <text:p>649-D25S24B6GV00LF </text:p>
          </table:table-cell>
          <table:table-cell table:style-name="ce43"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table:number-columns-repeated="2"/>
          <table:table-cell table:style-name="ce36" office:value-type="string" calcext:value-type="string">
            <text:p>164A16639X</text:p>
          </table:table-cell>
          <table:table-cell table:style-name="ce37" office:value-type="string" calcext:value-type="string">
            <text:p>706-164A16639X </text:p>
          </table:table-cell>
          <table:table-cell office:value-type="float" office:value="14.68" calcext:value-type="float">
            <text:p>14.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rt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ttps://www.mouser.ca/Connectors/D-Sub-Connectors/D-Sub-Standard-Connectors/_/N-9gybx?P=1z0yy6bZ1z0ixsgZ1ytknelZ1z0z5h6Z1y90nadZ1z0xbx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DT</text:p>
          </table:table-cell>
          <table:table-cell office:value-type="string" calcext:value-type="string">
            <text:p>Mouser canada</text:p>
          </table:table-cell>
          <table:table-cell table:style-name="ce43" office:value-type="string" calcext:value-type="string">
            <text:p>ET03MD1ABE</text:p>
          </table:table-cell>
          <table:table-cell table:style-name="ce43" office:value-type="string" calcext:value-type="string">
            <text:p>611-ET03-011</text:p>
          </table:table-cell>
          <table:table-cell table:style-name="ce43" office:value-type="float" office:value="10.89" calcext:value-type="float">
            <text:p>10.89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DPDT</text:p>
          </table:table-cell>
          <table:table-cell/>
          <table:table-cell table:style-name="ce43" office:value-type="string" calcext:value-type="string">
            <text:p>ET23MD1ABE</text:p>
          </table:table-cell>
          <table:table-cell table:style-name="ce45" office:value-type="string" calcext:value-type="string">
            <text:p>611-ET23MD1ABE </text:p>
          </table:table-cell>
          <table:table-cell table:style-name="ce43" office:value-type="float" office:value="16.08" calcext:value-type="float">
            <text:p>16.0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B JACK</text:p>
          </table:table-cell>
          <table:table-cell/>
          <table:table-cell table:style-name="ce43" office:value-type="string" calcext:value-type="string">
            <text:p>E8144-B02022-L</text:p>
          </table:table-cell>
          <table:table-cell table:style-name="ce43" office:value-type="string" calcext:value-type="string">
            <text:p>673-E8144B02022L</text:p>
          </table:table-cell>
          <table:table-cell table:style-name="ce43" office:value-type="float" office:value="1.06" calcext:value-type="float">
            <text:p>1.0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LED</text:p>
          </table:table-cell>
          <table:table-cell/>
          <table:table-cell table:style-name="ce36" office:value-type="string" calcext:value-type="string">
            <text:p>5352T1-5VLC</text:p>
          </table:table-cell>
          <table:table-cell table:style-name="ce37" office:value-type="string" calcext:value-type="string">
            <text:p>607-5352T1-5VLC 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6" office:value-type="string" calcext:value-type="string">
            <text:p>5350T1 </text:p>
          </table:table-cell>
          <table:table-cell table:style-name="ce37" office:value-type="string" calcext:value-type="string">
            <text:p>607-5350T1 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GD </text:p>
          </table:table-cell>
          <table:table-cell table:style-name="ce45" office:value-type="string" calcext:value-type="string">
            <text:p>696-SSF-LXH555GD </text:p>
          </table:table-cell>
          <table:table-cell table:style-name="ce43" office:value-type="float" office:value="1.42" calcext:value-type="float">
            <text:p>1.42</text:p>
          </table:table-cell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mpable</text:p>
          </table:table-cell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YD</text:p>
          </table:table-cell>
          <table:table-cell table:style-name="ce45" office:value-type="string" calcext:value-type="string">
            <text:p>696-SSF-LXH555YD </text:p>
          </table:table-cell>
          <table:table-cell table:style-name="ce43" office:value-type="float" office:value="1.42" calcext:value-type="float">
            <text:p>1.42</text:p>
          </table:table-cell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ID</text:p>
          </table:table-cell>
          <table:table-cell table:style-name="ce45" office:value-type="string" calcext:value-type="string">
            <text:p>696-SSF-LXH555ID </text:p>
          </table:table-cell>
          <table:table-cell table:style-name="ce43" office:value-type="float" office:value="1.41" calcext:value-type="float">
            <text:p>1.41</text:p>
          </table:table-cell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00-00-00</text:date>, <text:time style:data-style-name="N2" text:time-value="21:13:41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1:53.019000000</meta:creation-date>
    <dc:date>2018-12-23T01:09:12.076000000</dc:date>
    <meta:editing-duration>PT4H4M52S</meta:editing-duration>
    <meta:editing-cycles>11</meta:editing-cycles>
    <meta:generator>LibreOffice/6.1.3.2$Windows_X86_64 LibreOffice_project/86daf60bf00efa86ad547e59e09d6bb77c699acb</meta:generator>
    <meta:document-statistic meta:table-count="2" meta:cell-count="185" meta:object-count="0"/>
  </office:meta>
</office:document-meta>
</file>